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vertingAmp" table:style-name="ta1">
        <table:shapes>
          <draw:frame draw:z-index="0" draw:style-name="gr1" draw:text-style-name="P1" svg:width="636.86pt" svg:height="446.66pt" svg:x="630.85pt" svg:y="15233.36pt">
            <loext:p draw:notify-on-update-of-ranges="invertingAmp.A1:invertingAmp.A1 invertingAmp.A2:invertingAmp.A1191 invertingAmp.B1:invertingAmp.B1 invertingAmp.B2:invertingAmp.B1191 invertingAmp.A1:invertingAmp.A1 invertingAmp.A2:invertingAmp.A1191 invertingAmp.C1:invertingAmp.C1 invertingAmp.C2:invertingAmp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Vout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0080402" calcext:value-type="float">
            <text:p>0.008040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0.01407035" calcext:value-type="float">
            <text:p>0.0140703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03417085" calcext:value-type="float">
            <text:p>0.03417085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0442211" calcext:value-type="float">
            <text:p>0.0442211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0562814" calcext:value-type="float">
            <text:p>0.0562814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0603015" calcext:value-type="float">
            <text:p>0.060301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0.0603015" calcext:value-type="float">
            <text:p>0.060301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0.0562814" calcext:value-type="float">
            <text:p>0.0562814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0.0442211" calcext:value-type="float">
            <text:p>0.0442211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0.02613065" calcext:value-type="float">
            <text:p>0.02613065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01005025" calcext:value-type="float">
            <text:p>0.0100502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0.06231155" calcext:value-type="float">
            <text:p>-0.06231155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03015075" calcext:value-type="float">
            <text:p>-0.0301507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0040201" calcext:value-type="float">
            <text:p>0.0040201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0080402" calcext:value-type="float">
            <text:p>0.008040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0.0562814" calcext:value-type="float">
            <text:p>0.056281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0.0562814" calcext:value-type="float">
            <text:p>0.0562814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0.03015075" calcext:value-type="float">
            <text:p>0.03015075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0.01005025" calcext:value-type="float">
            <text:p>0.0100502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0.01407035" calcext:value-type="float">
            <text:p>-0.0140703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0.0562814" calcext:value-type="float">
            <text:p>-0.0562814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-0.06231155" calcext:value-type="float">
            <text:p>-0.06231155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0.0482412" calcext:value-type="float">
            <text:p>-0.0482412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0.0241206" calcext:value-type="float">
            <text:p>-0.0241206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0.01005025" calcext:value-type="float">
            <text:p>0.0100502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0.0241206" calcext:value-type="float">
            <text:p>0.0241206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03015075" calcext:value-type="float">
            <text:p>0.03015075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0.0241206" calcext:value-type="float">
            <text:p>0.0241206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0.0241206" calcext:value-type="float">
            <text:p>-0.0241206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0.06231155" calcext:value-type="float">
            <text:p>-0.06231155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0.0603015" calcext:value-type="float">
            <text:p>0.060301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0.0080402" calcext:value-type="float">
            <text:p>0.0080402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0.0040201" calcext:value-type="float">
            <text:p>0.0040201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-0.0040201" calcext:value-type="float">
            <text:p>-0.0040201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-0.00603015" calcext:value-type="float">
            <text:p>-0.00603015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-0.03819095" calcext:value-type="float">
            <text:p>-0.0381909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-0.0562814" calcext:value-type="float">
            <text:p>-0.0562814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-0.06231155" calcext:value-type="float">
            <text:p>-0.06231155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-0.0562814" calcext:value-type="float">
            <text:p>-0.0562814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-0.0482412" calcext:value-type="float">
            <text:p>-0.0482412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-0.03819095" calcext:value-type="float">
            <text:p>-0.0381909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0.0080402" calcext:value-type="float">
            <text:p>0.008040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0.01407035" calcext:value-type="float">
            <text:p>0.0140703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0.09447235" calcext:value-type="float">
            <text:p>0.0944723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0.0562814" calcext:value-type="float">
            <text:p>0.0562814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0.0080402" calcext:value-type="float">
            <text:p>0.0080402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0.02613065" calcext:value-type="float">
            <text:p>-0.0261306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0482412" calcext:value-type="float">
            <text:p>-0.048241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0.06231155" calcext:value-type="float">
            <text:p>-0.0623115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2.4120603" calcext:value-type="float">
            <text:p>2.4120603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0.03417085" calcext:value-type="float">
            <text:p>-0.0341708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0.02613065" calcext:value-type="float">
            <text:p>-0.02613065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0.02613065" calcext:value-type="float">
            <text:p>0.0261306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0.09447235" calcext:value-type="float">
            <text:p>0.0944723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0.03417085" calcext:value-type="float">
            <text:p>0.0341708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0.01407035" calcext:value-type="float">
            <text:p>0.01407035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0.0080402" calcext:value-type="float">
            <text:p>0.0080402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0.0040201" calcext:value-type="float">
            <text:p>0.0040201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" calcext:value-type="float">
            <text:p>0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-0.00603015" calcext:value-type="float">
            <text:p>-0.00603015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-0.02613065" calcext:value-type="float">
            <text:p>-0.0261306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-0.03417085" calcext:value-type="float">
            <text:p>-0.0341708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-0.06231155" calcext:value-type="float">
            <text:p>-0.06231155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2.4120603" calcext:value-type="float">
            <text:p>2.4120603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0.0241206" calcext:value-type="float">
            <text:p>-0.0241206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1.04522613" calcext:value-type="float">
            <text:p>1.04522613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-0.01005025" calcext:value-type="float">
            <text:p>-0.01005025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-0.0040201" calcext:value-type="float">
            <text:p>-0.004020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0.0603015" calcext:value-type="float">
            <text:p>0.060301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3.45728643" calcext:value-type="float">
            <text:p>-3.45728643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0.0442211" calcext:value-type="float">
            <text:p>0.0442211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0.03417085" calcext:value-type="float">
            <text:p>0.03417085</text:p>
          </table:table-cell>
          <table:table-cell office:value-type="float" office:value="-2.49246231" calcext:value-type="float">
            <text:p>-2.49246231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0.0241206" calcext:value-type="float">
            <text:p>0.0241206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0.01407035" calcext:value-type="float">
            <text:p>0.01407035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0.0080402" calcext:value-type="float">
            <text:p>0.0080402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0.0040201" calcext:value-type="float">
            <text:p>0.0040201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0" calcext:value-type="float">
            <text:p>0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00603015" calcext:value-type="float">
            <text:p>-0.00603015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0.01005025" calcext:value-type="float">
            <text:p>-0.0100502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0.56281407" calcext:value-type="float">
            <text:p>0.56281407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0.02613065" calcext:value-type="float">
            <text:p>-0.0261306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03417085" calcext:value-type="float">
            <text:p>-0.03417085</text:p>
          </table:table-cell>
          <table:table-cell office:value-type="float" office:value="1.44723618" calcext:value-type="float">
            <text:p>1.44723618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1.68844221" calcext:value-type="float">
            <text:p>1.68844221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0.0562814" calcext:value-type="float">
            <text:p>-0.0562814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2.4120603" calcext:value-type="float">
            <text:p>2.4120603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0.03417085" calcext:value-type="float">
            <text:p>-0.0341708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1.04522613" calcext:value-type="float">
            <text:p>1.04522613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" calcext:value-type="float">
            <text:p>0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0.02613065" calcext:value-type="float">
            <text:p>0.0261306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05527638" calcext:value-type="float">
            <text:p>-3.05527638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0.05025125" calcext:value-type="float">
            <text:p>0.05025125</text:p>
          </table:table-cell>
          <table:table-cell office:value-type="float" office:value="-3.45728643" calcext:value-type="float">
            <text:p>-3.45728643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0.03819095" calcext:value-type="float">
            <text:p>0.0381909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0.03015075" calcext:value-type="float">
            <text:p>0.03015075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0.01407035" calcext:value-type="float">
            <text:p>0.01407035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0.01005025" calcext:value-type="float">
            <text:p>0.0100502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0.0040201" calcext:value-type="float">
            <text:p>0.0040201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0.01005025" calcext:value-type="float">
            <text:p>-0.0100502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56281407" calcext:value-type="float">
            <text:p>0.56281407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0.0482412" calcext:value-type="float">
            <text:p>-0.048241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0.0562814" calcext:value-type="float">
            <text:p>-0.0562814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-0.06231155" calcext:value-type="float">
            <text:p>-0.06231155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0.06633165" calcext:value-type="float">
            <text:p>-0.0663316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3.69849246" calcext:value-type="float">
            <text:p>3.69849246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-0.10251255" calcext:value-type="float">
            <text:p>-0.1025125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-0.0562814" calcext:value-type="float">
            <text:p>-0.0562814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-0.03819095" calcext:value-type="float">
            <text:p>-0.0381909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0.01407035" calcext:value-type="float">
            <text:p>-0.01407035</text:p>
          </table:table-cell>
          <table:table-cell office:value-type="float" office:value="1.04522613" calcext:value-type="float">
            <text:p>1.04522613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8040201" calcext:value-type="float">
            <text:p>0.8040201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-0.0040201" calcext:value-type="float">
            <text:p>-0.004020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0.00201005" calcext:value-type="float">
            <text:p>0.0020100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0.02613065" calcext:value-type="float">
            <text:p>0.02613065</text:p>
          </table:table-cell>
          <table:table-cell office:value-type="float" office:value="-1.20603015" calcext:value-type="float">
            <text:p>-1.20603015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0.03015075" calcext:value-type="float">
            <text:p>0.03015075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1.76884422" calcext:value-type="float">
            <text:p>-1.76884422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0.0442211" calcext:value-type="float">
            <text:p>0.0442211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0.0562814" calcext:value-type="float">
            <text:p>0.0562814</text:p>
          </table:table-cell>
          <table:table-cell office:value-type="float" office:value="-3.05527638" calcext:value-type="float">
            <text:p>-3.05527638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0.0723618" calcext:value-type="float">
            <text:p>0.072361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0.0683417" calcext:value-type="float">
            <text:p>0.0683417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0.0643216" calcext:value-type="float">
            <text:p>0.0643216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0.0603015" calcext:value-type="float">
            <text:p>0.060301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3.45728643" calcext:value-type="float">
            <text:p>-3.45728643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0.03819095" calcext:value-type="float">
            <text:p>0.0381909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0.03417085" calcext:value-type="float">
            <text:p>0.0341708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0.0241206" calcext:value-type="float">
            <text:p>0.0241206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0.01005025" calcext:value-type="float">
            <text:p>0.0100502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0040201" calcext:value-type="float">
            <text:p>-0.004020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56281407" calcext:value-type="float">
            <text:p>0.56281407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0.02613065" calcext:value-type="float">
            <text:p>-0.0261306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0.03015075" calcext:value-type="float">
            <text:p>-0.03015075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1.44723618" calcext:value-type="float">
            <text:p>1.44723618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2.25125628" calcext:value-type="float">
            <text:p>2.25125628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0.07437185" calcext:value-type="float">
            <text:p>-0.0743718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0.0522613" calcext:value-type="float">
            <text:p>-0.0522613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0.04623115" calcext:value-type="float">
            <text:p>-0.0462311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0.03819095" calcext:value-type="float">
            <text:p>-0.03819095</text:p>
          </table:table-cell>
          <table:table-cell office:value-type="float" office:value="2.4120603" calcext:value-type="float">
            <text:p>2.4120603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0.03417085" calcext:value-type="float">
            <text:p>-0.0341708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0.0281407" calcext:value-type="float">
            <text:p>-0.0281407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0.0241206" calcext:value-type="float">
            <text:p>-0.0241206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0.01809045" calcext:value-type="float">
            <text:p>-0.01809045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0.01407035" calcext:value-type="float">
            <text:p>-0.01407035</text:p>
          </table:table-cell>
          <table:table-cell office:value-type="float" office:value="1.04522613" calcext:value-type="float">
            <text:p>1.04522613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0080402" calcext:value-type="float">
            <text:p>-0.0080402</text:p>
          </table:table-cell>
          <table:table-cell office:value-type="float" office:value="0.8040201" calcext:value-type="float">
            <text:p>0.8040201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0040201" calcext:value-type="float">
            <text:p>-0.0040201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" calcext:value-type="float">
            <text:p>0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0.00603015" calcext:value-type="float">
            <text:p>0.0060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0.0120603" calcext:value-type="float">
            <text:p>0.012060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0.0160804" calcext:value-type="float">
            <text:p>0.0160804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0.02211055" calcext:value-type="float">
            <text:p>0.0221105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0.0241206" calcext:value-type="float">
            <text:p>0.0241206</text:p>
          </table:table-cell>
          <table:table-cell office:value-type="float" office:value="-1.20603015" calcext:value-type="float">
            <text:p>-1.20603015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0.03015075" calcext:value-type="float">
            <text:p>0.03015075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0.03417085" calcext:value-type="float">
            <text:p>0.0341708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0.0442211" calcext:value-type="float">
            <text:p>0.0442211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0.0482412" calcext:value-type="float">
            <text:p>0.0482412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0.05427135" calcext:value-type="float">
            <text:p>0.05427135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05527638" calcext:value-type="float">
            <text:p>-3.05527638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0.0603015" calcext:value-type="float">
            <text:p>0.0603015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0.080402" calcext:value-type="float">
            <text:p>0.080402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0.09447235" calcext:value-type="float">
            <text:p>0.0944723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0.0924623" calcext:value-type="float">
            <text:p>0.0924623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0.09045225" calcext:value-type="float">
            <text:p>0.0904522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0.0884422" calcext:value-type="float">
            <text:p>0.0884422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0.08643215" calcext:value-type="float">
            <text:p>0.0864321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0.0844221" calcext:value-type="float">
            <text:p>0.0844221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0.08241205" calcext:value-type="float">
            <text:p>0.0824120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0.07839195" calcext:value-type="float">
            <text:p>0.0783919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0.0763819" calcext:value-type="float">
            <text:p>0.076381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0.07437185" calcext:value-type="float">
            <text:p>0.07437185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0.07035175" calcext:value-type="float">
            <text:p>0.0703517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0.06633165" calcext:value-type="float">
            <text:p>0.06633165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0.06231155" calcext:value-type="float">
            <text:p>0.0623115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0.05829145" calcext:value-type="float">
            <text:p>0.0582914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0.0562814" calcext:value-type="float">
            <text:p>0.0562814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0.0522613" calcext:value-type="float">
            <text:p>0.0522613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.04623115" calcext:value-type="float">
            <text:p>0.0462311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0.04221105" calcext:value-type="float">
            <text:p>0.04221105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0.0361809" calcext:value-type="float">
            <text:p>0.0361809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0.0321608" calcext:value-type="float">
            <text:p>0.0321608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0.03015075" calcext:value-type="float">
            <text:p>0.03015075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0.0241206" calcext:value-type="float">
            <text:p>0.0241206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0.01809045" calcext:value-type="float">
            <text:p>0.0180904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0.01407035" calcext:value-type="float">
            <text:p>0.01407035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0.01005025" calcext:value-type="float">
            <text:p>0.01005025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0.0040201" calcext:value-type="float">
            <text:p>0.0040201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-0.00201005" calcext:value-type="float">
            <text:p>-0.00201005</text:p>
          </table:table-cell>
          <table:table-cell office:value-type="float" office:value="-0.56281407" calcext:value-type="float">
            <text:p>-0.56281407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-0.0040201" calcext:value-type="float">
            <text:p>-0.004020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0.0120603" calcext:value-type="float">
            <text:p>-0.0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0.02211055" calcext:value-type="float">
            <text:p>-0.02211055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-0.02613065" calcext:value-type="float">
            <text:p>-0.02613065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0.03015075" calcext:value-type="float">
            <text:p>-0.03015075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-0.0361809" calcext:value-type="float">
            <text:p>-0.0361809</text:p>
          </table:table-cell>
          <table:table-cell office:value-type="float" office:value="1.44723618" calcext:value-type="float">
            <text:p>1.44723618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0.03819095" calcext:value-type="float">
            <text:p>-0.0381909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-0.0442211" calcext:value-type="float">
            <text:p>-0.0442211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0.0482412" calcext:value-type="float">
            <text:p>-0.048241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-0.05427135" calcext:value-type="float">
            <text:p>-0.0542713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0.0562814" calcext:value-type="float">
            <text:p>-0.0562814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-0.07035175" calcext:value-type="float">
            <text:p>-0.07035175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-0.08241205" calcext:value-type="float">
            <text:p>-0.0824120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-0.1005025" calcext:value-type="float">
            <text:p>-0.100502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-0.09849245" calcext:value-type="float">
            <text:p>-0.09849245</text:p>
          </table:table-cell>
          <table:table-cell office:value-type="float" office:value="5.54773869" calcext:value-type="float">
            <text:p>5.54773869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-0.0964824" calcext:value-type="float">
            <text:p>-0.0964824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0.09447235" calcext:value-type="float">
            <text:p>-0.094472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-0.0924623" calcext:value-type="float">
            <text:p>-0.0924623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-0.09045225" calcext:value-type="float">
            <text:p>-0.090452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-0.0884422" calcext:value-type="float">
            <text:p>-0.088442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0.08643215" calcext:value-type="float">
            <text:p>-0.0864321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-0.0844221" calcext:value-type="float">
            <text:p>-0.084422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0.080402" calcext:value-type="float">
            <text:p>-0.080402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-0.07839195" calcext:value-type="float">
            <text:p>-0.0783919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-0.0763819" calcext:value-type="float">
            <text:p>-0.0763819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-0.0723618" calcext:value-type="float">
            <text:p>-0.0723618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-0.0683417" calcext:value-type="float">
            <text:p>-0.0683417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-0.0643216" calcext:value-type="float">
            <text:p>-0.0643216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-0.0603015" calcext:value-type="float">
            <text:p>-0.060301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-0.05829145" calcext:value-type="float">
            <text:p>-0.05829145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0.05025125" calcext:value-type="float">
            <text:p>-0.05025125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-0.0482412" calcext:value-type="float">
            <text:p>-0.0482412</text:p>
          </table:table-cell>
          <table:table-cell office:value-type="float" office:value="2.97487437" calcext:value-type="float">
            <text:p>2.97487437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0.04221105" calcext:value-type="float">
            <text:p>-0.04221105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-0.03819095" calcext:value-type="float">
            <text:p>-0.03819095</text:p>
          </table:table-cell>
          <table:table-cell office:value-type="float" office:value="2.4120603" calcext:value-type="float">
            <text:p>2.4120603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-0.0321608" calcext:value-type="float">
            <text:p>-0.0321608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-0.03015075" calcext:value-type="float">
            <text:p>-0.03015075</text:p>
          </table:table-cell>
          <table:table-cell office:value-type="float" office:value="1.92964824" calcext:value-type="float">
            <text:p>1.92964824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-0.0241206" calcext:value-type="float">
            <text:p>-0.0241206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-0.0160804" calcext:value-type="float">
            <text:p>-0.0160804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-0.01407035" calcext:value-type="float">
            <text:p>-0.01407035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-0.01005025" calcext:value-type="float">
            <text:p>-0.01005025</text:p>
          </table:table-cell>
          <table:table-cell office:value-type="float" office:value="0.8040201" calcext:value-type="float">
            <text:p>0.8040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17:21.163979311</dc:date>
    <meta:editing-duration>PT6M4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6" chart:maximum="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8cm" svg:height="15.758cm" xlink:href=".." xlink:type="simple" chart:class="chart:scatter" chart:style-name="ch1">
        <chart:title svg:x="9.365cm" svg:y="0.451cm" chart:style-name="ch2">
          <text:p>Inverting Amplifier</text:p>
        </chart:title>
        <chart:legend chart:legend-position="end" svg:x="19.88cm" svg:y="7.331cm" style:legend-expansion="high" chart:style-name="ch3"/>
        <chart:plot-area chart:style-name="ch4" table:cell-range-address="invertingAmp.A1:invertingAmp.C1191" chart:data-source-has-labels="row" svg:x="1.46cm" svg:y="1.545cm" svg:width="17.971cm" svg:height="12.917cm">
          <chartooo:coordinate-region svg:x="2.002cm" svg:y="1.744cm" svg:width="17.097cm" svg:height="12.519cm"/>
          <chart:axis chart:dimension="x" chart:name="primary-x" chart:style-name="ch5">
            <chart:title svg:x="9.819cm" svg:y="14.777cm" chart:style-name="ch6">
              <text:p>Time (s)</text:p>
            </chart:title>
          </chart:axis>
          <chart:axis chart:dimension="y" chart:name="primary-y" chart:style-name="ch7">
            <chart:title svg:x="0.451cm" svg:y="8.854cm" chart:style-name="ch8">
              <text:p>Voltage (V)</text:p>
            </chart:title>
            <chart:grid chart:style-name="ch9" chart:class="major"/>
          </chart:axis>
          <chart:series chart:style-name="ch10" chart:values-cell-range-address="invertingAmp.B2:invertingAmp.B1191" chart:label-cell-address="invertingAmp.B1:invertingAmp.B1" chart:class="chart:scatter">
            <chart:domain table:cell-range-address="invertingAmp.A2:invertingAmp.A1191"/>
            <chart:data-point chart:repeated="1190"/>
          </chart:series>
          <chart:series chart:style-name="ch11" chart:values-cell-range-address="invertingAmp.C2:invertingAmp.C1191" chart:label-cell-address="invertingAmp.C1:invertingAmp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 (V)</text:p>
                <draw:g>
                  <svg:desc>invertingAmp.B1:invertingAmp.B1</svg:desc>
                </draw:g>
              </table:table-cell>
              <table:table-cell office:value-type="string">
                <text:p>Vout (V)</text:p>
                <draw:g>
                  <svg:desc>invertingAmp.C1:invertingAm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vertingAmp.A2:invertingAmp.A1191</svg:desc>
                </draw:g>
              </table:table-cell>
              <table:table-cell office:value-type="float" office:value="-0.00201005">
                <text:p>-0.00201005</text:p>
                <draw:g>
                  <svg:desc>invertingAmp.B2:invertingAmp.B1191</svg:desc>
                </draw:g>
              </table:table-cell>
              <table:table-cell office:value-type="float" office:value="0.32160804">
                <text:p>0.32160804</text:p>
                <draw:g>
                  <svg:desc>invertingAmp.C2:invertingAmp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0.00201005">
                <text:p>0.00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80402">
                <text:p>0.008040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0.01407035">
                <text:p>0.01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281407">
                <text:p>0.0281407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0.03417085">
                <text:p>0.0341708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0.0442211">
                <text:p>0.0442211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0.0562814">
                <text:p>0.0562814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0.0603015">
                <text:p>0.060301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0.0683417">
                <text:p>0.0683417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0.080402">
                <text:p>0.080402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0.080402">
                <text:p>0.080402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0.0643216">
                <text:p>0.0643216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0.0603015">
                <text:p>0.060301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0.0562814">
                <text:p>0.0562814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0.0442211">
                <text:p>0.0442211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0.0361809">
                <text:p>0.0361809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0.0321608">
                <text:p>0.0321608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0.02613065">
                <text:p>0.0261306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0.0160804">
                <text:p>0.0160804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0.01005025">
                <text:p>0.0100502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0.00201005">
                <text:p>0.0020100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0080402">
                <text:p>-0.008040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0.0281407">
                <text:p>-0.0281407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0.0361809">
                <text:p>-0.0361809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0603015">
                <text:p>-0.06030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0.06231155">
                <text:p>-0.0623115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0.0683417">
                <text:p>-0.0683417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0.0924623">
                <text:p>-0.0924623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0361809">
                <text:p>-0.0361809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03015075">
                <text:p>-0.030150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0.0040201">
                <text:p>0.00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0.0080402">
                <text:p>0.008040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0.0120603">
                <text:p>0.0120603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0.0281407">
                <text:p>0.0281407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0.0321608">
                <text:p>0.0321608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0.0562814">
                <text:p>0.056281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0.0884422">
                <text:p>0.088442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0.080402">
                <text:p>0.080402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0.0683417">
                <text:p>0.0683417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0.0643216">
                <text:p>0.0643216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0.0562814">
                <text:p>0.0562814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0.0482412">
                <text:p>0.0482412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0.040201">
                <text:p>0.040201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0.0361809">
                <text:p>0.0361809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0.03015075">
                <text:p>0.0301507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0.0281407">
                <text:p>0.0281407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0.0160804">
                <text:p>0.0160804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0.01005025">
                <text:p>0.0100502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0.00201005">
                <text:p>0.0020100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-0.0080402">
                <text:p>-0.008040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-0.01407035">
                <text:p>-0.0140703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-0.0281407">
                <text:p>-0.0281407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-0.0361809">
                <text:p>-0.0361809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-0.0522613">
                <text:p>-0.0522613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-0.0562814">
                <text:p>-0.0562814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-0.0603015">
                <text:p>-0.06030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-0.06231155">
                <text:p>-0.0623115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-0.0723618">
                <text:p>-0.0723618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-0.0924623">
                <text:p>-0.0924623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-0.080402">
                <text:p>-0.080402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-0.0683417">
                <text:p>-0.0683417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-0.0482412">
                <text:p>-0.0482412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-0.040201">
                <text:p>-0.040201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-0.0361809">
                <text:p>-0.0361809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-0.0321608">
                <text:p>-0.032160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-0.0241206">
                <text:p>-0.0241206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-0.0160804">
                <text:p>-0.0160804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0.00201005">
                <text:p>0.00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0.01005025">
                <text:p>0.0100502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0.0241206">
                <text:p>0.0241206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0.0281407">
                <text:p>0.0281407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0.0321608">
                <text:p>0.0321608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0.0522613">
                <text:p>0.0522613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0.0683417">
                <text:p>0.0683417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0.080402">
                <text:p>0.080402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0.080402">
                <text:p>0.080402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0.0884422">
                <text:p>0.0884422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0.080402">
                <text:p>0.08040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0.0683417">
                <text:p>0.068341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0.0522613">
                <text:p>0.0522613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0.0361809">
                <text:p>0.0361809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0.03015075">
                <text:p>0.0301507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0.0281407">
                <text:p>0.028140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0.0241206">
                <text:p>0.024120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0.0120603">
                <text:p>0.0120603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0.00201005">
                <text:p>0.0020100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0080402">
                <text:p>-0.008040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0.0160804">
                <text:p>-0.0160804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0.0241206">
                <text:p>-0.0241206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0.0281407">
                <text:p>-0.0281407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0.0361809">
                <text:p>-0.0361809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0.040201">
                <text:p>-0.040201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0.0603015">
                <text:p>-0.06030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0.06231155">
                <text:p>-0.0623115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0.0683417">
                <text:p>-0.0683417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0.0763819">
                <text:p>-0.0763819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0.0924623">
                <text:p>-0.0924623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0.0683417">
                <text:p>-0.0683417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0.0522613">
                <text:p>-0.0522613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0.0361809">
                <text:p>-0.0361809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0.0321608">
                <text:p>-0.032160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0.0160804">
                <text:p>-0.0160804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00201005">
                <text:p>0.0020100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0.0120603">
                <text:p>0.01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0.0160804">
                <text:p>0.0160804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0.0281407">
                <text:p>0.0281407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0.0321608">
                <text:p>0.0321608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0.040201">
                <text:p>0.040201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0.0603015">
                <text:p>0.060301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0.0683417">
                <text:p>0.0683417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0.0723618">
                <text:p>0.0723618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0.080402">
                <text:p>0.080402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0.080402">
                <text:p>0.080402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0.0683417">
                <text:p>0.0683417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0.0522613">
                <text:p>0.0522613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0.0361809">
                <text:p>0.0361809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0.0321608">
                <text:p>0.0321608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0.0281407">
                <text:p>0.0281407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0.0160804">
                <text:p>0.0160804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0.0120603">
                <text:p>0.0120603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0.0080402">
                <text:p>0.0080402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0.0040201">
                <text:p>0.0040201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-0.0040201">
                <text:p>-0.0040201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-0.00603015">
                <text:p>-0.00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-0.0281407">
                <text:p>-0.0281407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-0.03819095">
                <text:p>-0.0381909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-0.0562814">
                <text:p>-0.0562814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-0.0603015">
                <text:p>-0.060301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-0.06231155">
                <text:p>-0.062311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-0.0723618">
                <text:p>-0.0723618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-0.0763819">
                <text:p>-0.0763819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-0.080402">
                <text:p>-0.080402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-0.0683417">
                <text:p>-0.0683417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-0.0562814">
                <text:p>-0.0562814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-0.0482412">
                <text:p>-0.0482412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-0.03819095">
                <text:p>-0.038190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-0.0321608">
                <text:p>-0.032160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0.00201005">
                <text:p>0.0020100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0.0080402">
                <text:p>0.008040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0.01407035">
                <text:p>0.01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0.0281407">
                <text:p>0.0281407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0.0321608">
                <text:p>0.0321608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0.040201">
                <text:p>0.040201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0.0482412">
                <text:p>0.0482412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0.0643216">
                <text:p>0.0643216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0.080402">
                <text:p>0.080402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0.09447235">
                <text:p>0.0944723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0.080402">
                <text:p>0.08040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0.0562814">
                <text:p>0.0562814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0.0482412">
                <text:p>0.0482412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0.0361809">
                <text:p>0.0361809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0.0321608">
                <text:p>0.0321608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0.0281407">
                <text:p>0.0281407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0.0120603">
                <text:p>0.0120603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0.0080402">
                <text:p>0.0080402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0.00201005">
                <text:p>0.0020100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0080402">
                <text:p>-0.0080402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0.0160804">
                <text:p>-0.0160804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0.02613065">
                <text:p>-0.0261306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0.0361809">
                <text:p>-0.0361809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0.040201">
                <text:p>-0.040201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0.0482412">
                <text:p>-0.048241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0.0763819">
                <text:p>-0.0763819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0.0924623">
                <text:p>-0.0924623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0.080402">
                <text:p>-0.080402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0.06231155">
                <text:p>-0.0623115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0.0603015">
                <text:p>-0.06030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0.040201">
                <text:p>-0.040201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0.0361809">
                <text:p>-0.0361809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0.03417085">
                <text:p>-0.0341708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0.02613065">
                <text:p>-0.0261306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0.0160804">
                <text:p>-0.0160804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00201005">
                <text:p>0.0020100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0.0120603">
                <text:p>0.01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0.0160804">
                <text:p>0.0160804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0.02613065">
                <text:p>0.0261306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0.0321608">
                <text:p>0.0321608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0.040201">
                <text:p>0.040201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0.0522613">
                <text:p>0.0522613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0.0643216">
                <text:p>0.0643216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0.0683417">
                <text:p>0.0683417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0.0723618">
                <text:p>0.0723618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0.080402">
                <text:p>0.080402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0.09447235">
                <text:p>0.0944723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0.0683417">
                <text:p>0.068341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0.0643216">
                <text:p>0.0643216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0.0482412">
                <text:p>0.0482412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0.040201">
                <text:p>0.040201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0.03417085">
                <text:p>0.0341708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0.0281407">
                <text:p>0.0281407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0.0201005">
                <text:p>0.020100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0.01407035">
                <text:p>0.0140703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0.0080402">
                <text:p>0.0080402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0.0040201">
                <text:p>0.0040201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">
                <text:p>0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-0.00603015">
                <text:p>-0.00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-0.0160804">
                <text:p>-0.0160804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-0.02613065">
                <text:p>-0.0261306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-0.03417085">
                <text:p>-0.0341708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-0.040201">
                <text:p>-0.040201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-0.06231155">
                <text:p>-0.062311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-0.0683417">
                <text:p>-0.0683417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-0.0763819">
                <text:p>-0.0763819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-0.0723618">
                <text:p>-0.0723618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-0.0683417">
                <text:p>-0.0683417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-0.0603015">
                <text:p>-0.06030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-0.0522613">
                <text:p>-0.0522613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-0.040201">
                <text:p>-0.040201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-0.0361809">
                <text:p>-0.0361809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-0.0321608">
                <text:p>-0.032160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-0.0241206">
                <text:p>-0.0241206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-0.0120603">
                <text:p>-0.0120603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-0.01005025">
                <text:p>-0.01005025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0040201">
                <text:p>-0.004020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0.00201005">
                <text:p>0.0020100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0.0120603">
                <text:p>0.01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0.0281407">
                <text:p>0.0281407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0.0321608">
                <text:p>0.0321608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0.040201">
                <text:p>0.040201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0.0482412">
                <text:p>0.0482412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0.0482412">
                <text:p>0.0482412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0.0683417">
                <text:p>0.0683417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0.080402">
                <text:p>0.080402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0.080402">
                <text:p>0.080402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0.080402">
                <text:p>0.08040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0.0683417">
                <text:p>0.0683417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0.0683417">
                <text:p>0.0683417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0.0603015">
                <text:p>0.06030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0.0482412">
                <text:p>0.0482412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0.0442211">
                <text:p>0.0442211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0.0361809">
                <text:p>0.0361809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0.03417085">
                <text:p>0.0341708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0.0281407">
                <text:p>0.0281407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0.0241206">
                <text:p>0.024120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0.0160804">
                <text:p>0.0160804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0.01407035">
                <text:p>0.0140703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0.0080402">
                <text:p>0.0080402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0.0040201">
                <text:p>0.0040201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0">
                <text:p>0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00603015">
                <text:p>-0.00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0.01005025">
                <text:p>-0.0100502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0160804">
                <text:p>-0.0160804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0.02613065">
                <text:p>-0.0261306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0.03417085">
                <text:p>-0.0341708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0.040201">
                <text:p>-0.040201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0.0723618">
                <text:p>-0.0723618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0.0924623">
                <text:p>-0.0924623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0.0723618">
                <text:p>-0.0723618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0.0683417">
                <text:p>-0.0683417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0.0603015">
                <text:p>-0.06030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0.0562814">
                <text:p>-0.0562814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0.0522613">
                <text:p>-0.0522613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0.0361809">
                <text:p>-0.0361809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0.03417085">
                <text:p>-0.0341708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0.0120603">
                <text:p>-0.0120603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">
                <text:p>0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0.0120603">
                <text:p>0.01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0.02613065">
                <text:p>0.0261306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0.0321608">
                <text:p>0.0321608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0.040201">
                <text:p>0.040201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0.0522613">
                <text:p>0.052261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0.0683417">
                <text:p>0.0683417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0.0723618">
                <text:p>0.0723618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0.0884422">
                <text:p>0.0884422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0.080402">
                <text:p>0.08040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0.080402">
                <text:p>0.08040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0.0643216">
                <text:p>0.0643216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0.0643216">
                <text:p>0.0643216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0.05025125">
                <text:p>0.0502512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0.0482412">
                <text:p>0.0482412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0.03819095">
                <text:p>0.0381909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0.0321608">
                <text:p>0.0321608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0.03015075">
                <text:p>0.030150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0.0201005">
                <text:p>0.020100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0.01407035">
                <text:p>0.0140703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0.01005025">
                <text:p>0.0100502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0.0040201">
                <text:p>0.0040201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-0.0080402">
                <text:p>-0.0080402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-0.01005025">
                <text:p>-0.0100502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-0.0160804">
                <text:p>-0.0160804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-0.0281407">
                <text:p>-0.0281407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-0.0321608">
                <text:p>-0.0321608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-0.0361809">
                <text:p>-0.0361809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-0.040201">
                <text:p>-0.040201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-0.0482412">
                <text:p>-0.048241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-0.0522613">
                <text:p>-0.0522613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-0.0562814">
                <text:p>-0.056281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-0.06231155">
                <text:p>-0.062311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-0.06633165">
                <text:p>-0.0663316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-0.0723618">
                <text:p>-0.0723618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-0.10251255">
                <text:p>-0.1025125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-0.080402">
                <text:p>-0.08040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-0.0723618">
                <text:p>-0.0723618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-0.0683417">
                <text:p>-0.0683417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-0.0603015">
                <text:p>-0.06030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-0.0562814">
                <text:p>-0.0562814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-0.0522613">
                <text:p>-0.0522613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-0.03819095">
                <text:p>-0.038190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-0.0321608">
                <text:p>-0.032160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-0.01407035">
                <text:p>-0.0140703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0040201">
                <text:p>-0.004020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0.00201005">
                <text:p>0.0020100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0.0120603">
                <text:p>0.0120603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0.0160804">
                <text:p>0.0160804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0.02613065">
                <text:p>0.0261306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0.03015075">
                <text:p>0.0301507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0.0361809">
                <text:p>0.0361809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0.040201">
                <text:p>0.040201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0.0442211">
                <text:p>0.0442211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0.0482412">
                <text:p>0.0482412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0.0522613">
                <text:p>0.052261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0.0562814">
                <text:p>0.0562814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0.0643216">
                <text:p>0.0643216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0.0683417">
                <text:p>0.0683417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0.0723618">
                <text:p>0.0723618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0.080402">
                <text:p>0.080402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0.080402">
                <text:p>0.080402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0.080402">
                <text:p>0.08040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0.0723618">
                <text:p>0.072361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0.0683417">
                <text:p>0.068341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0.0643216">
                <text:p>0.0643216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0.0603015">
                <text:p>0.06030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0.0522613">
                <text:p>0.0522613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0.03819095">
                <text:p>0.0381909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0.03417085">
                <text:p>0.0341708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0.0281407">
                <text:p>0.0281407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0.0241206">
                <text:p>0.024120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0.0201005">
                <text:p>0.020100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0.0120603">
                <text:p>0.0120603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0.01005025">
                <text:p>0.0100502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0.00603015">
                <text:p>0.00603015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0040201">
                <text:p>-0.004020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0160804">
                <text:p>-0.0160804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0.02613065">
                <text:p>-0.0261306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0.03015075">
                <text:p>-0.0301507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0.0361809">
                <text:p>-0.0361809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0.040201">
                <text:p>-0.040201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0.0522613">
                <text:p>-0.0522613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0.0683417">
                <text:p>-0.0683417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0.0683417">
                <text:p>-0.0683417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0.07437185">
                <text:p>-0.0743718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0.0763819">
                <text:p>-0.0763819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0.0924623">
                <text:p>-0.0924623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0.0723618">
                <text:p>-0.0723618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0.0603015">
                <text:p>-0.06030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0.0522613">
                <text:p>-0.0522613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0.04623115">
                <text:p>-0.0462311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03819095">
                <text:p>-0.0381909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0.03417085">
                <text:p>-0.0341708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0281407">
                <text:p>-0.0281407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0.0241206">
                <text:p>-0.0241206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01809045">
                <text:p>-0.0180904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0.01407035">
                <text:p>-0.0140703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0.0080402">
                <text:p>-0.0080402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0040201">
                <text:p>-0.0040201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">
                <text:p>0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0.00603015">
                <text:p>0.0060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0.0120603">
                <text:p>0.01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0.0160804">
                <text:p>0.0160804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0.02211055">
                <text:p>0.0221105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0.0241206">
                <text:p>0.0241206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0.03015075">
                <text:p>0.0301507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0.03417085">
                <text:p>0.0341708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0.040201">
                <text:p>0.040201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0.0442211">
                <text:p>0.0442211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0.0482412">
                <text:p>0.0482412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0.05427135">
                <text:p>0.054271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0.0603015">
                <text:p>0.060301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0.080402">
                <text:p>0.080402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0.0844221">
                <text:p>0.0844221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0.09447235">
                <text:p>0.0944723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0.0924623">
                <text:p>0.0924623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0.09045225">
                <text:p>0.0904522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0.0884422">
                <text:p>0.0884422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0.08643215">
                <text:p>0.0864321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0.0844221">
                <text:p>0.0844221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0.08241205">
                <text:p>0.0824120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0.07839195">
                <text:p>0.0783919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0.0763819">
                <text:p>0.076381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0.07437185">
                <text:p>0.0743718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0.07035175">
                <text:p>0.0703517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0.06633165">
                <text:p>0.0663316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0.06231155">
                <text:p>0.0623115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0.05829145">
                <text:p>0.0582914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0.0562814">
                <text:p>0.0562814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0.0522613">
                <text:p>0.0522613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0.04623115">
                <text:p>0.0462311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0.04221105">
                <text:p>0.0422110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0.0361809">
                <text:p>0.0361809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0.0321608">
                <text:p>0.0321608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0.03015075">
                <text:p>0.030150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0.0241206">
                <text:p>0.024120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0.01809045">
                <text:p>0.018090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0.01407035">
                <text:p>0.0140703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0.01005025">
                <text:p>0.0100502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0.0040201">
                <text:p>0.0040201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-0.00201005">
                <text:p>-0.00201005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-0.0040201">
                <text:p>-0.004020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-0.0120603">
                <text:p>-0.0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-0.0160804">
                <text:p>-0.0160804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-0.02211055">
                <text:p>-0.02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-0.02613065">
                <text:p>-0.0261306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-0.03015075">
                <text:p>-0.0301507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-0.0361809">
                <text:p>-0.0361809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-0.03819095">
                <text:p>-0.0381909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-0.0442211">
                <text:p>-0.0442211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-0.0482412">
                <text:p>-0.048241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-0.05427135">
                <text:p>-0.0542713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-0.0562814">
                <text:p>-0.0562814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-0.07035175">
                <text:p>-0.0703517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-0.0723618">
                <text:p>-0.0723618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-0.0763819">
                <text:p>-0.0763819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-0.080402">
                <text:p>-0.080402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-0.08241205">
                <text:p>-0.0824120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-0.0884422">
                <text:p>-0.088442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-0.0924623">
                <text:p>-0.0924623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-0.1005025">
                <text:p>-0.100502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-0.09849245">
                <text:p>-0.09849245</text:p>
              </table:table-cell>
              <table:table-cell office:value-type="float" office:value="5.54773869">
                <text:p>5.5477386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-0.0964824">
                <text:p>-0.0964824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-0.09447235">
                <text:p>-0.094472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-0.0924623">
                <text:p>-0.0924623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-0.09045225">
                <text:p>-0.090452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-0.0884422">
                <text:p>-0.088442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-0.08643215">
                <text:p>-0.086432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-0.0844221">
                <text:p>-0.084422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-0.080402">
                <text:p>-0.080402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-0.07839195">
                <text:p>-0.0783919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-0.0763819">
                <text:p>-0.0763819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-0.0723618">
                <text:p>-0.0723618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-0.0683417">
                <text:p>-0.0683417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-0.0643216">
                <text:p>-0.0643216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-0.0603015">
                <text:p>-0.06030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-0.05829145">
                <text:p>-0.0582914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-0.05025125">
                <text:p>-0.0502512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-0.0482412">
                <text:p>-0.0482412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-0.04221105">
                <text:p>-0.0422110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-0.03819095">
                <text:p>-0.0381909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-0.0321608">
                <text:p>-0.0321608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-0.03015075">
                <text:p>-0.0301507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-0.0241206">
                <text:p>-0.0241206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-0.0160804">
                <text:p>-0.0160804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-0.01407035">
                <text:p>-0.0140703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-0.01005025">
                <text:p>-0.01005025</text:p>
              </table:table-cell>
              <table:table-cell office:value-type="float" office:value="0.8040201">
                <text:p>0.8040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